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d408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rabes%20Folklore%20Romans,%20nouvelles,%20etc.%20pour%20la%20jeunesse" text:style-name="Internet_20_link" text:visited-style-name="Visited_20_Internet_20_Link"><text:span text:style-name="T1">Arabes Folklore Romans</text:span></text:a></text:p>
      <text:p text:style-name="P1"><text:a xlink:type="simple" xlink:href="https://search.worldcat.org/fr/search?q=su%3AArabes%20Folklore%20Romans,%20nouvelles,%20etc.%20pour%20la%20jeunesse" text:style-name="Internet_20_link" text:visited-style-name="Visited_20_Internet_20_Link"><text:span text:style-name="T1">nouvelles</text:span></text:a></text:p>
      <text:p text:style-name="P1"><text:a xlink:type="simple" xlink:href="https://search.worldcat.org/fr/search?q=su%3AArabes%20Folklore%20Romans,%20nouvelles,%20etc.%20pour%20la%20jeunesse" text:style-name="Internet_20_link" text:visited-style-name="Visited_20_Internet_20_Link"><text:span text:style-name="T1">pour la jeunesse</text:span></text:a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08:58.454000000</dc:date>
    <meta:editing-duration>PT3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7" meta:character-count="47" meta:non-whitespace-character-count="43"/>
  </office:meta>
</office:document-meta>
</file>